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89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108.31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38.86pt"/>
    </style:style>
    <style:style style:name="co8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order-bottom="0.74pt solid #000000" fo:background-color="#99cc66" fo:border-left="none" fo:border-right="0.74pt solid #000000" fo:border-top="0.74pt solid #000000"/>
    </style:style>
    <style:style style:name="ce3" style:family="table-cell" style:parent-style-name="Default">
      <style:table-cell-properties fo:border-bottom="none" fo:background-color="#99cc66" fo:border-left="none" fo:border-right="0.74pt solid #000000" fo:border-top="0.74pt solid #000000"/>
    </style:style>
    <style:style style:name="ce5" style:family="table-cell" style:parent-style-name="Default">
      <style:table-cell-properties fo:background-color="#99cc66" fo:border="0.74pt solid #000000"/>
    </style:style>
    <style:style style:name="ce6" style:family="table-cell" style:parent-style-name="Default">
      <style:table-cell-properties fo:border-bottom="none" fo:background-color="#99cc66" fo:border-left="0.74pt solid #000000" fo:border-right="0.74pt solid #000000" fo:border-top="0.74pt solid #000000"/>
    </style:style>
    <style:style style:name="ce8" style:family="table-cell" style:parent-style-name="Default" style:data-style-name="N84">
      <style:table-cell-properties fo:background-color="#99cc66" fo:border="0.74pt solid #000000"/>
    </style:style>
    <style:style style:name="ce10" style:family="table-cell" style:parent-style-name="Default">
      <style:table-cell-properties fo:border-bottom="0.74pt solid #000000" fo:background-color="#99cc66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ackground-color="#99cc66" fo:border-left="0.74pt solid #000000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2" table:default-cell-style-name="ce5"/>
        <table:table-column table:style-name="co8" table:number-columns-repeated="1014" table:default-cell-style-name="ce5"/>
        <table:table-column table:style-name="co8" table:default-cell-style-name="ce10"/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J.J. Sylvester</text:p>
          </table:table-cell>
          <table:table-cell office:value-type="string" calcext:value-type="string">
            <text:p>R. Townsend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table:number-columns-repeated="2" office:value-type="string" calcext:value-type="string">
            <text:p>R.W. Genes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12-01" calcext:value-type="date">
            <text:p>1970-12-0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table:number-columns-repeated="2" office:value-type="string" calcext:value-type="string">
            <text:p>R. Tucker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table:number-columns-repeated="2" office:value-type="string" calcext:value-type="string">
            <text:p>J.J. Walker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table:number-columns-repeated="2" office:value-type="string" calcext:value-type="string">
            <text:p>R. Tucker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table:number-columns-repeated="2" office:value-type="string" calcext:value-type="string">
            <text:p>A. Martin</text:p>
          </table:table-cell>
          <table:table-cell office:value-type="float" office:value="24" calcext:value-type="float">
            <text:p>24</text:p>
          </table:table-cell>
          <table:table-cell table:style-name="ce8" office:value-type="date" office:date-value="1971-04-01" calcext:value-type="date">
            <text:p>1971-04-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A.W. Panton</text:p>
          </table:table-cell>
          <table:table-cell office:value-type="string" calcext:value-type="string">
            <text:p>G.M. Minchin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J. Blissard</text:p>
          </table:table-cell>
          <table:table-cell office:value-type="string" calcext:value-type="string">
            <text:p>J.J. Walker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W.K. Clifford</text:p>
          </table:table-cell>
          <table:table-cell office:value-type="string" calcext:value-type="string">
            <text:p>R. Townsend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W. Roberts</text:p>
          </table:table-cell>
          <table:table-cell office:value-type="string" calcext:value-type="string">
            <text:p>R. Townsend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4-01" calcext:value-type="date">
            <text:p>1970-04-0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A.B. Evans</text:p>
          </table:table-cell>
          <table:table-cell office:value-type="string" calcext:value-type="string">
            <text:p>R. Tucker</text:p>
          </table:table-cell>
          <table:table-cell office:value-type="float" office:value="24" calcext:value-type="float">
            <text:p>24</text:p>
          </table:table-cell>
          <table:table-cell table:style-name="ce8" office:value-type="date" office:date-value="1971-06-01" calcext:value-type="date">
            <text:p>1971-06-0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S. Watson</text:p>
          </table:table-cell>
          <table:table-cell office:value-type="string" calcext:value-type="string">
            <text:p>Prof. Lampe</text:p>
          </table:table-cell>
          <table:table-cell office:value-type="float" office:value="48" calcext:value-type="float">
            <text:p>48</text:p>
          </table:table-cell>
          <table:table-cell table:style-name="ce8" office:value-type="date" office:date-value="1995-02-01" calcext:value-type="date">
            <text:p>1995-02-01</text:p>
          </table:table-cell>
          <table:table-cell office:value-type="string" calcext:value-type="string">
            <text:p>62&amp;6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table:number-columns-repeated="2" office:value-type="string" calcext:value-type="string">
            <text:p>G.M. Minchin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7-01" calcext:value-type="date">
            <text:p>1970-07-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J. Wolstenholme</text:p>
          </table:table-cell>
          <table:table-cell office:value-type="string" calcext:value-type="string">
            <text:p>T.C. Simmons</text:p>
          </table:table-cell>
          <table:table-cell office:value-type="float" office:value="38" calcext:value-type="float">
            <text:p>38</text:p>
          </table:table-cell>
          <table:table-cell table:style-name="ce8" office:value-type="date" office:date-value="1985-09-01" calcext:value-type="date">
            <text:p>1985-09-0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table:number-columns-repeated="2" office:value-type="string" calcext:value-type="string">
            <text:p>S. Roberts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table:number-columns-repeated="2" office:value-type="string" calcext:value-type="string">
            <text:p>R. Genese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table:number-columns-repeated="2" office:value-type="string" calcext:value-type="string">
            <text:p>G.M. Minchin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9-01" calcext:value-type="date">
            <text:p>1970-09-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W. Roberts</text:p>
          </table:table-cell>
          <table:table-cell office:value-type="string" calcext:value-type="string">
            <text:p>J.J. Walker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5-01" calcext:value-type="date">
            <text:p>1970-05-0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C. Taylor</text:p>
          </table:table-cell>
          <table:table-cell office:value-type="string" calcext:value-type="string">
            <text:p>R.W. Genese</text:p>
          </table:table-cell>
          <table:table-cell office:value-type="float" office:value="24" calcext:value-type="float">
            <text:p>24</text:p>
          </table:table-cell>
          <table:table-cell table:style-name="ce8" office:value-type="date" office:date-value="1971-04-01" calcext:value-type="date">
            <text:p>1971-04-0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table:number-columns-repeated="2" office:value-type="string" calcext:value-type="string">
            <text:p>S. Roberts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4-01" calcext:value-type="date">
            <text:p>1970-04-0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W.A. Whitworth</text:p>
          </table:table-cell>
          <table:table-cell office:value-type="string" calcext:value-type="string">
            <text:p>J. Wolstenholm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4-01" calcext:value-type="date">
            <text:p>1970-04-0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E. Hill</text:p>
          </table:table-cell>
          <table:table-cell office:value-type="string" calcext:value-type="string">
            <text:p>H.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5-01" calcext:value-type="date">
            <text:p>1970-05-0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table:number-columns-repeated="2" office:value-type="string" calcext:value-type="string">
            <text:p>J. Blissard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R.W. Genese</text:p>
          </table:table-cell>
          <table:table-cell office:value-type="string" calcext:value-type="string">
            <text:p>James Dale</text:p>
          </table:table-cell>
          <table:table-cell office:value-type="string" calcext:value-type="string">
            <text:p>x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C. Taylor</text:p>
          </table:table-cell>
          <table:table-cell office:value-type="string" calcext:value-type="string">
            <text:p>J. Wolstenholm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6-01" calcext:value-type="date">
            <text:p>1970-06-0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B.W. Horne</text:p>
          </table:table-cell>
          <table:table-cell office:value-type="string" calcext:value-type="string">
            <text:p>Morgan Jenkins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6-01" calcext:value-type="date">
            <text:p>1970-06-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J.J. Walker</text:p>
          </table:table-cell>
          <table:table-cell office:value-type="string" calcext:value-type="string">
            <text:p>J.A. McNeill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James Matteson</text:p>
          </table:table-cell>
          <table:table-cell office:value-type="string" calcext:value-type="string">
            <text:p>D.S. Hart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M.W. Crofton</text:p>
          </table:table-cell>
          <table:table-cell office:value-type="string" calcext:value-type="string">
            <text:p>J.J. Walker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table:number-columns-repeated="2" office:value-type="string" calcext:value-type="string">
            <text:p>C.W. Merrifield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7-01" calcext:value-type="date">
            <text:p>1970-07-01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E. Hill</text:p>
          </table:table-cell>
          <table:table-cell office:value-type="string" calcext:value-type="string">
            <text:p>James Dal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11-01" calcext:value-type="date">
            <text:p>1970-11-0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table:number-columns-repeated="2" office:value-type="string" calcext:value-type="string">
            <text:p>A. Martin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5-01" calcext:value-type="date">
            <text:p>1970-05-0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table:number-columns-repeated="2" office:value-type="string" calcext:value-type="string">
            <text:p>S. Roberts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10-01" calcext:value-type="date">
            <text:p>1970-10-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W.A. Whitworth</text:p>
          </table:table-cell>
          <table:table-cell office:value-type="string" calcext:value-type="string">
            <text:p>J. Wolstenholm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7-01" calcext:value-type="date">
            <text:p>1970-07-0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N’Importe(Editor MQ)</text:p>
          </table:table-cell>
          <table:table-cell office:value-type="string" calcext:value-type="string">
            <text:p>J. Wolstenholm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9-01" calcext:value-type="date">
            <text:p>1970-09-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 table:number-rows-repeated="65">
          <table:table-cell table:style-name="ce3"/>
          <table:table-cell table:style-name="ce6" table:number-columns-repeated="1022"/>
          <table:table-cell table:style-name="ce11"/>
        </table:table-row>
        <table:table-row table:style-name="ro1">
          <table:table-cell table:style-name="ce3"/>
          <table:table-cell table:style-name="ce6" table:number-columns-repeated="1022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8">00/00/0000</text:date>, <text:time style:data-style-name="N2" text:time-value="19:12:56.069774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rpa </meta:initial-creator>
    <meta:creation-date>2017-10-07T22:26:03.682316035</meta:creation-date>
    <dc:date>2017-10-08T19:17:31.295421505</dc:date>
    <dc:creator>Lirpa </dc:creator>
    <meta:editing-duration>PT11M20S</meta:editing-duration>
    <meta:editing-cycles>2</meta:editing-cycles>
    <meta:generator>LibreOffice/5.4.1.2$Linux_x86 LibreOffice_project/40m0$Build-2</meta:generator>
    <meta:document-statistic meta:table-count="1" meta:cell-count="314" meta:object-count="0"/>
  </office:meta>
</office:document-meta>
</file>